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ext:p>
      <text:p text:style-name="Standard"/>
      <text:p text:style-name="Standard">Dans le cadre d'une politique d'économie énergétique ainsi que d'une modernisation des infrastructures de transport de gaz, GrDF a lancé le projet Gazpar visant à l'installation de compteur communiquant. Ces compteurs permettront l'envoie des données de consommation des clients à GrDF chaque. Ces données seront mises à disposition du client, leur permettant de mieux maîtriser leur consommation. De plus, cela permettra d''améliorer le système mis en place actuellement, à savoir le relevé du compteur par un technicien tous les six mois. Ce la permettra aussi une facturation plus cohérente au regard de la consommation.</text:p>
      <text:p text:style-name="Standard"/>
      <text:p text:style-name="Standard">Contexte :</text:p>
      <text:p text:style-name="Standard"/>
      <text:p text:style-name="Standard">Le projet, en plus de son utilité avérée, se construit dans un contexte favorable. En effet, ce projet s'inscrit dans un politique de modernisation débutée en 2004 par GrDF. Il est favorisé par le contexte institutionnel et réglementaire : </text:p>
      <text:list xml:id="list1661533140" text:style-name="L1">
        <text:list-item>
          <text:p text:style-name="P1">une directive du Conseil de l'Union Européenne de 2008 demande la mise à disposition des informations sur les consommations de gaz aux consommateurs.</text:p>
        </text:list-item>
        <text:list-item>
          <text:p text:style-name="P1">Une autre directive du Conseil de l'Union Européenne de 2008 préconise une réduction de 20 % de la consommation d'énergie et une réduction de 20 % de la production de gaz à effet de serre d'ici 2020.</text:p>
        </text:list-item>
      </text:list>
      <text:p text:style-name="Standard"/>
      <text:p text:style-name="Standard">Choix de la solution :</text:p>
      <text:p text:style-name="Standard"/>
      <text:p text:style-name="Standard">Le contexte institutionnel et réglementaire sont donc favorables au développement de ce projet, vient alors le choix de la solution technique. Ce rapport présentera la modélisation et la structuration du réseau de distribution de <text:s/>gaz ainsi que le système de transmission des données de consommation.</text:p>
      <text:p text:style-name="Standard"/>
      <text:p text:style-name="Standard"/>
      <text:p text:style-name="Standard">On a quatre sous-système :</text:p>
      <text:p text:style-name="Standard"/>
      <text:list xml:id="list1005814949" text:style-name="L2">
        <text:list-item>
          <text:p text:style-name="P2">Dispositif de comptage, composé d'un compteur auquel on a intégré un module radio.</text:p>
        </text:list-item>
        <text:list-item>
          <text:p text:style-name="P2">LAN, un élément qui utilise un réseau radio moyenne portée et à faible puissance pour échanger les données numériques avec les modules radio.</text:p>
        </text:list-item>
        <text:list-item>
          <text:p text:style-name="P2">Concentrateur : dans le cadre de la communication radio, ce composant permet de faire la passerelle entre les compteurs et le SI d'acquisition et de supervision</text:p>
        </text:list-item>
        <text:list-item>
          <text:p text:style-name="P2">WAN (connexion à distance), permet la communication entre les concentrateurs et le Si d'acquisition et de supervision </text:p>
        </text:list-item>
      </text:list>
      <text:p text:style-name="Standard"/>
      <text:p text:style-name="Standard"/>
      <text:p text:style-name="Standard">On a plusieurs SI à construire :</text:p>
      <text:list xml:id="list391282665" text:style-name="L3">
        <text:list-item>
          <text:p text:style-name="P3">SIAS, SI d'Acquisition des index télérelevés et de supervision technique.</text:p>
        </text:list-item>
        <text:list-item>
          <text:p text:style-name="P3">Si TICC, SI de Traitement des Index et Calcul des Consommations intégrant le portail Client</text:p>
        </text:list-item>
        <text:list-item>
          <text:p text:style-name="P3">SID, SI de déploiement de la chaîne communicante</text:p>
        </text:list-item>
        <text:list-item>
          <text:p text:style-name="P3">Périclès, une application stratégique de déploiement</text:p>
        </text:list-item>
      </text:list>
      <text:p text:style-name="Standard"/>
      <text:p text:style-name="Standard">On a deux Si existant à faire évoluer :</text:p>
      <text:list xml:id="list1784318633" text:style-name="L4">
        <text:list-item>
          <text:p text:style-name="P4">DISCO (SI de gestion des informations de consommation)</text:p>
        </text:list-item>
        <text:list-item>
          <text:p text:style-name="P4">OMEGA (SI de gestion des demandes)</text:p>
        </text:list-item>
      </text:list>
      <text:p text:style-name="Standard"/>
      <text:p text:style-name="Standard"/>
      <text:p text:style-name="Standard"><text:soft-page-break/></text:p>
      <text:p text:style-name="Standard">Scénario :</text:p>
      <text:p text:style-name="Standard"/>
      <text:p text:style-name="Standard">Supposons que notre utilisateur possède un abonnement GrDF.</text:p>
      <text:p text:style-name="Standard">Un technicien GrDF vérifie s'il est équipé d'un compteur intelligent.</text:p>
      <text:p text:style-name="Standard"/>
      <text:p text:style-name="Standard">Cas 1 : L'utilisateur possède un compteur intelligent :</text:p>
      <text:p text:style-name="Standard"/>
      <text:p text:style-name="Standard">Le compteur intelligent possède un module radio. Chaque jour à 18h, ce compter envoie les données de consommation à un concentrateur se situant sur un point haut.</text:p>
      <text:p text:style-name="Standard">Ce dernier transmet ensuite les informations par internet, par téléphonie mobile ou par réseau filaire au SI national selon le cas.</text:p>
      <text:p text:style-name="Standard">GrDF teste si les données ont bien été reçues.</text:p>
      <text:p text:style-name="Standard">Si oui, GrDF met à disposition les données à ses utilisateurs sur son site internet ou sur une application mobile.</text:p>
      <text:p text:style-name="Standard">Si non, le concentrateur de données est testé. Si ce dernier ne fonctionne pas, un technicien est envoyé pour le réparer. Dans le cas contraire, un technicien est envoyé chez le client afin que son compteur soit réparé.</text:p>
      <text:p text:style-name="Standard"/>
      <text:p text:style-name="Standard">Cas 2 : L'utilisateur possède un compteur classique</text:p>
      <text:p text:style-name="Standard">Le technicien vérifie alors quand le dernier relevé a été réalisé.</text:p>
      <text:p text:style-name="Standard">S'il date de plus de six mois, un technicien est envoyé sur place afin d'effectuer le relevé du compteur.</text:p>
      <text:p text:style-name="Standard"/>
      <text:p text:style-name="Standard">Rapport deuxième visite GrDF :</text:p>
      <text:p text:style-name="Standard"/>
      <text:p text:style-name="Standard">GrDF utilise deux outils pour la cartographie :</text:p>
      <text:p text:style-name="Standard"/>
      <text:p text:style-name="Standard">- un premier pour la moyenne échelle : le SIG small world qui utilise un système de base de donnée. Ce SIG est répandue dans le monde de l'énergie.</text:p>
      <text:p text:style-name="Standard">Ce SIG contient des fonds de plan, le réseau de distribution de gaz ainsi que le réseau de transport. La précision est telle que l'on sait sous quelle rue passe le réseau (quelques mètres).</text:p>
      <text:p text:style-name="Standard"/>
      <text:p text:style-name="Standard">- Le second à grande échelle utilise des outils de CAO/DAO. Il n'y a donc pas de base de données mais des dessins qui sont stockés chez GrDF. Le niveau de précision de ces dessins est de l'ordre de 1 cm. </text:p>
      <text:p text:style-name="Standard"/>
      <text:p text:style-name="Standard">En ce qui concerne l'interface entre le réseau de distribution et le réseau de transport, elle se situe au niveau des postes de détente. Au niveau de ces postes, les activités sont partagées entre GRT Gaz (exploitant du réseau de transport et GrDF, exploitant du réseau de distribution).</text:p>
      <text:p text:style-name="Standard">Les sommets du réseau de distribution correspondent donc aux postes de détente.</text:p>
      <text:p text:style-name="Standard"/>
      <text:p text:style-name="Standard">En ce qui concerne les données de consommation, elles sont séparés en fonction du consommateur, à savoir si c'est un client domestique ou un client industriel.</text:p>
      <text:p text:style-name="Standard"/>
      <text:p text:style-name="Standard">En ce qui concerne la collecte des données, lorsque le système de compteur communiquant Gazpar sera en place, il enverra ses données tous les jours à 18h. Ces données seront envoyées vers le SI QE (quittance élaborée), puis au SI OMEGA qui traite les consommation puis à l'outil Carpathe qui extrait les données d'OMEGA et répartit vers les différent fournisseurs. Cet outil permet aussi la gestion des fuite dans le réseau.</text:p>
      <text:p text:style-name="Standard"/>
      <text:p text:style-name="Standard">Au niveau cartographique, on a plusieurs objets. L'objet le plus courant est la canalisation. Son <text:soft-page-break/>objet père est un secteur d'exploitation. Les secteurs d'exploitation ont en commun une même pression. Ces secteur d'exploitation ont eux-même pour objet père une exploitation. Une exploitation regroupe plusieurs secteurs d'exploitation d'une même zone géographique pouvant avoir des niveau de pression différents.</text:p>
      <text:p text:style-name="Standard"/>
      <text:p text:style-name="Standard">La finalité du SIG de GrDF est la gestion patromonial. En effet GrDF n'est pas détenteur de son réseau, celui-ci est concédé par chaque commune sur laquelle il se trouve. Ce SIG permet de calculer ce que doit GrDF à chaque commune en fonction de la longueur de réseau détenu par celle-ci. De plus la connaissance de la cartographie du réseau GrDf permet la prospection quant au développement de celui-ci.</text:p>
      <text:p text:style-name="Standard"/>
      <text:p text:style-name="Standard">Le SIG est dans tous les cas obligatoire puisque tout détenteur de réseau se doit de publier l'emprise de son réseau. Cela pour des réseau de sécurité lors de travaux importants.</text:p>
      <text:p text:style-name="Standard"/>
      <text:p text:style-name="Standard">Rapport troisième visite GrDF :</text:p>
      <text:p text:style-name="Standard"/>
      <text:p text:style-name="Standard">GrDF est un distributeur de gaz naturel. Ce gaz est dit naturel car il est extrait de mines naturelles (en France, le gaz arrive principalement de Russie, de Norvège et d'Algérie). Ce gaz passe ensuite dans des pipelines dans lesquels il a une pression allant de 67 à 100 bars. Deux cas sont ensuite possibles avant l'arrivée à un poste de détente. Soit le gaz fait son chemin dans des pipelines et dans ce cas lors de son transport il passe par un série de compression à intervalle régulier, soit il est transporté par des bateaux méthaniers. Dans le cas où il est transporté par pipeline, les compressions assure que le gaz puisse bien s'écouler vers sa destination. Dans le cas où le gaz est acheminé par bateau, il est tout d'abord liquéfier (descendu à une température de -160°C), transporté part bateau. Une fois au terminal gazier, on lui redonne sa forme gazeuse, puis il est acheminé aux postes de détente.</text:p>
      <text:p text:style-name="Standard">Etant donné que les principales consommations de gaz se font en hiver, il y a en amont des postes de détente des réservoir. Ceux-ci se remplissent pendant l'été pour permettre d'avoir un débit suffisant même en hiver lors des plus grande consommation. Ces réservoirs sont naturels : ce sont des anciennes cavités où l'on trouvait ou où l'on pouvait présumer trouver du gaz quand il était encore possible d'en exploiter en France. On trouve ensuite les postes de détente. Ceux-ci font passer la pression dans les canalisations d'environ 70 bar à 4 bar. Ces postes marque le passage de gestion de GRT Gaz à GrDF. Suite à ces postes le réseau se ramifie jusqu'à atteindre les clients.</text:p>
      <text:p text:style-name="Standard"/>
      <text:p text:style-name="Standard">GrDF n'est qu'un exploitant du réseau de gaz, ce n'est pas lui qui vend le gaz aux consommateurs. Il y a donc un système similaire à celui de RFF et la SNCF (devenus SNCF insfra et SNCF réseau). En effet, Selon la consommation des clients, GrDF fait payer les fournisseurs de gaz. Le prix est fixé à l'unité d'énergie et est le même quelque soit le fournisseur (GDF-Suez, ENGIE, ENI...). Ce revenue de GrDF est fixé par la CRE (commission de régulation de l'énergie).</text:p>
      <text:p text:style-name="Standard"/>
      <text:p text:style-name="Standard">Suite aux postes de détente viennent des éléments importants qui sont les robinets de gaz. Ceux-ci peuvent se trouver aux entrée d'immeuble mais aussi ailleurs sur le réseau. Ils sont optimisés pour être le moins nombreux. En effet, la maintenance concerne essentiellement ces robinets car ils permettent la mise en quarantaine de certaines parties du réseau en cas d'incident. De plus, du fait que ce sont des pièces mécaniques, elles ont plus sensibles à l'usure que des pièces sur lesquelles on n'agit pas (canalisation par exemple). La maintenance concerne aussi les poste de détente qui possèdent aux aussi des pièces mécaniques (donc aussi soumises à une certaine usure). Enfin la maintenance permet aussi de détecter des fuites. GrDF possède des véhicules permettant à l'aide de détecteurs embarqués de connaître la composition de l'air. Ainsi lorsqu'une grande quantité de méthane est trouvée dans un endroit, il est possible que des travaux doivent être réalisés à cet endroit.</text:p>
      <text:p text:style-name="Standard">Ces derniers véhicules peuvent servir à établir où doit être modernisé le réseau. Ces données sont <text:soft-page-break/>croisées avec l'incidentologie ainsi que les données contenues dans le SIG de GrDF afin de savoir où les canalisation devront être changées.</text:p>
      <text:p text:style-name="Standard"/>
      <text:p text:style-name="Standard">Lorsque qu'un personne ou une entreprise entreprend des travaux, celui-ci doit d'abord se rendre sur le site guichet-unique et localiser ses travaux. Suite à cette localisation, le site indique quels sont les exploitants de réseau présents sur la parcelle où il y aura des travaux. La personne réalisant des travaux doit alors contacter des exploitants afin d'avoir des précisions sur l'emplacement des réseaux. Dans le cas de GrDF, soit un technicien se déplace sur place mais cela coûte cher. Soit des plans sont envoyés. Il y a 3 classes de plans :</text:p>
      <text:list xml:id="list1346546129" text:style-name="L5">
        <text:list-item>
          <text:p text:style-name="P5">C, le réseau est localisé avec un précision supérieure à 1,5m. L'exploitant du réseau doit alors financer un détection plus précise du réseau</text:p>
        </text:list-item>
        <text:list-item>
          <text:p text:style-name="P5">B, le réseau est localisé avec un précision alors de 40 à 150cm. Un nouvelle fois l'exploitant doit intervenir pour la détection du réseau (coût tout de même moins important)</text:p>
        </text:list-item>
        <text:list-item>
          <text:p text:style-name="P5">A, le réseau est localisé avec un précision de moins de 40cm. Dans ce cas il n'y pas besoin d'intervention de GrDF, il n'y a donc pas de coût supplémentaire. </text:p>
        </text:list-item>
      </text:list>
      <text:p text:style-name="Standard">D'ici 2017, les exploitants se devront de pouvoir localiser leur réseau partout en France avec un classe A qui ne pourra être déclarée que si la précision est de moins de 8cm, c'est pourquoi GrDF peut déjà localiser une grande partie de son réseau avec une précision de l'ordre du centimètre à l'aide de ses dessins.</text:p>
      <text:p text:style-name="Standard"/>
      <text:p text:style-name="Standard">GrDF ne possède aucun de ses serveurs, ils sont tous loués. Tous les calculs liés au SIG se font côté serveur.</text:p>
      <text:p text:style-name="Standard">Pour ordre de grandeur, le SIG de GrDF possède environ 14 millions de tronçons.</text:p>
      <text:p text:style-name="Standard"/>
      <text:p text:style-name="Standard">Concernant la sécurité liée au réseau, le plus gros risque est l'accrochage du réseau lors de travaux.</text:p>
      <text:p text:style-name="Standard"/>
      <text:p text:style-name="Standard">A propos du comptage, les compteurs de gaz relève un volume. Hors, ce qui est facturé est une énergie. Il y a donc après relevé et envoie à un serveur (DISCO pour les particuliers) une conversion qui est effectuée. </text:p>
      <text:p text:style-name="Standard"/>
      <text:p text:style-name="Standard">Le compteur communiquant Gazpar permettra le relevé automatique des consommation de gaz. La communication entre le compteur et le concentrateur se fera de manière monodirectionnel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5-12-07T14:22:16</meta:creation-date>
    <dc:date>2016-01-04T17:28:18</dc:date>
    <dc:creator>GTSI </dc:creator>
    <meta:editing-duration>PT6S</meta:editing-duration>
    <meta:editing-cycles>3</meta:editing-cycles>
    <meta:generator>LibreOffice/3.5$Linux_X86_64 LibreOffice_project/350m1$Build-2</meta:generator>
    <meta:document-statistic meta:table-count="0" meta:image-count="0" meta:object-count="0" meta:page-count="4" meta:paragraph-count="61" meta:word-count="1937" meta:character-count="11517" meta:non-whitespace-character-count="9649"/>
  </office:meta>
</office:document-meta>
</file>